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Bitstream Vera Serif" svg:font-family="'Bitstream Vera Serif'"/>
    <style:font-face style:name="Tahoma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Times New Roman" fo:font-size="15pt" style:font-size-asian="15pt" style:font-size-complex="15pt"/>
    </style:style>
    <style:style style:name="P2" style:family="paragraph" style:parent-style-name="Preformatted_20_Text">
      <style:text-properties style:font-name="Times New Roman" fo:font-size="12pt" style:text-underline-style="none" style:font-size-asian="12pt" style:font-size-complex="12pt"/>
    </style:style>
    <style:style style:name="P3" style:family="paragraph" style:parent-style-name="Preformatted_20_Text">
      <style:paragraph-properties fo:margin-left="0.609cm" fo:margin-right="0cm" fo:text-align="center" style:justify-single-word="false" fo:text-indent="0cm" style:auto-text-indent="false"/>
      <style:text-properties style:font-name="Times New Roman" fo:font-size="20pt" style:font-size-asian="20pt" style:font-size-complex="20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artPropoPlus Version 3.3.7</text:p>
      <text:p text:style-name="P1">Release Notes</text:p>
      <text:p text:style-name="P1"/>
      <text:p text:style-name="P2">Added support for Walkera WK-2401 <text:span text:style-name="T1">PPM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Bitstream Vera Serif" svg:font-family="'Bitstream Vera Serif'"/>
    <style:font-face style:name="Tahoma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en" fo:country="US" style:font-name-asian="Lucida Sans Unicode" style:font-size-asian="12pt" style:language-asian="zxx" style:country-asian="none" style:font-name-complex="Times New Roman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Z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imes New Roman1" style:font-size-complex="16pt"/>
    </style:style>
    <style:style style:name="List" style:family="paragraph" style:parent-style-name="Text_20_body" style:class="list">
      <style:text-properties style:font-name="Bitstream Vera Serif"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erif" fo:font-size="12pt" fo:font-style="italic" style:font-size-asian="12pt" style:font-style-asian="italic" style:font-name-complex="Tahoma" style:font-size-complex="12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Bitstream Vera Serif" style:font-name-complex="Tahoma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Release notes for SmartPropoPlus version 3.3.6</dc:title>
    <meta:creation-date>2007-12-01T22:17:14</meta:creation-date>
    <dc:creator>שאול איזיקוביץ</dc:creator>
    <dc:date>2008-12-22T21:48:35</dc:date>
    <meta:keyword>Vista</meta:keyword>
    <meta:keyword>anti jitter</meta:keyword>
    <meta:editing-cycles>52</meta:editing-cycles>
    <meta:editing-duration>PT3H33M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12" meta:character-count="79"/>
  </office:meta>
</office:document-meta>
</file>